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ize </text:p>
          </table:table-cell>
          <table:table-cell office:value-type="string">
            <text:p>insert </text:p>
          </table:table-cell>
          <table:table-cell office:value-type="string">
            <text:p>decrease </text:p>
          </table:table-cell>
          <table:table-cell office:value-type="string">
            <text:p>delete min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976">
            <text:p>0.00000976</text:p>
          </table:table-cell>
          <table:table-cell office:value-type="float" office:value="0.000011771">
            <text:p>0.000011771</text:p>
          </table:table-cell>
          <table:table-cell office:value-type="float" office:value="0.000009519">
            <text:p>0.000009519</text:p>
          </table:table-cell>
          <table:table-cell office:value-type="float" office:value="0.000002932">
            <text:p>0.00000293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8848">
            <text:p>0.000008848</text:p>
          </table:table-cell>
          <table:table-cell office:value-type="float" office:value="0.000010779">
            <text:p>0.000010779</text:p>
          </table:table-cell>
          <table:table-cell office:value-type="float" office:value="0.000008836">
            <text:p>0.000008836</text:p>
          </table:table-cell>
          <table:table-cell office:value-type="float" office:value="0.000002982">
            <text:p>0.0000029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8422">
            <text:p>0.000008422</text:p>
          </table:table-cell>
          <table:table-cell office:value-type="float" office:value="0.000010105">
            <text:p>0.000010105</text:p>
          </table:table-cell>
          <table:table-cell office:value-type="float" office:value="0.000008425">
            <text:p>0.000008425</text:p>
          </table:table-cell>
          <table:table-cell office:value-type="float" office:value="0.000002875">
            <text:p>0.00000287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8374">
            <text:p>0.000008374</text:p>
          </table:table-cell>
          <table:table-cell office:value-type="float" office:value="0.000010111">
            <text:p>0.000010111</text:p>
          </table:table-cell>
          <table:table-cell office:value-type="float" office:value="0.000008525">
            <text:p>0.000008525</text:p>
          </table:table-cell>
          <table:table-cell office:value-type="float" office:value="0.000002932">
            <text:p>0.00000293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8424">
            <text:p>0.000008424</text:p>
          </table:table-cell>
          <table:table-cell office:value-type="float" office:value="0.000010472">
            <text:p>0.000010472</text:p>
          </table:table-cell>
          <table:table-cell office:value-type="float" office:value="0.000008548">
            <text:p>0.000008548</text:p>
          </table:table-cell>
          <table:table-cell office:value-type="float" office:value="0.000002875">
            <text:p>0.00000287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6597">
            <text:p>0.000026597</text:p>
          </table:table-cell>
          <table:table-cell office:value-type="float" office:value="0.000032507">
            <text:p>0.000032507</text:p>
          </table:table-cell>
          <table:table-cell office:value-type="float" office:value="0.000001115">
            <text:p>0.000001115</text:p>
          </table:table-cell>
          <table:table-cell office:value-type="float" office:value="0.000005325">
            <text:p>0.00000532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5338">
            <text:p>0.000025338</text:p>
          </table:table-cell>
          <table:table-cell office:value-type="float" office:value="0.000030994">
            <text:p>0.000030994</text:p>
          </table:table-cell>
          <table:table-cell office:value-type="float" office:value="0.000001025">
            <text:p>0.000001025</text:p>
          </table:table-cell>
          <table:table-cell office:value-type="float" office:value="0.00000531">
            <text:p>0.0000053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5104">
            <text:p>0.000025104</text:p>
          </table:table-cell>
          <table:table-cell office:value-type="float" office:value="0.000031035">
            <text:p>0.000031035</text:p>
          </table:table-cell>
          <table:table-cell office:value-type="float" office:value="0.000000999">
            <text:p>0.000000999</text:p>
          </table:table-cell>
          <table:table-cell office:value-type="float" office:value="0.000005313">
            <text:p>0.00000531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5294">
            <text:p>0.000025294</text:p>
          </table:table-cell>
          <table:table-cell office:value-type="float" office:value="0.000031596">
            <text:p>0.000031596</text:p>
          </table:table-cell>
          <table:table-cell office:value-type="float" office:value="0.000000972">
            <text:p>0.000000972</text:p>
          </table:table-cell>
          <table:table-cell office:value-type="float" office:value="0.000005369">
            <text:p>0.00000536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4917">
            <text:p>0.000024917</text:p>
          </table:table-cell>
          <table:table-cell office:value-type="float" office:value="0.00003088">
            <text:p>0.00003088</text:p>
          </table:table-cell>
          <table:table-cell office:value-type="float" office:value="0.000001055">
            <text:p>0.000001055</text:p>
          </table:table-cell>
          <table:table-cell office:value-type="float" office:value="0.000005343">
            <text:p>0.00000534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8129">
            <text:p>0.000048129</text:p>
          </table:table-cell>
          <table:table-cell office:value-type="float" office:value="0.000061585">
            <text:p>0.000061585</text:p>
          </table:table-cell>
          <table:table-cell office:value-type="float" office:value="0.000001039">
            <text:p>0.000001039</text:p>
          </table:table-cell>
          <table:table-cell office:value-type="float" office:value="0.000010058">
            <text:p>0.0000100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9447">
            <text:p>0.000049447</text:p>
          </table:table-cell>
          <table:table-cell office:value-type="float" office:value="0.00006227">
            <text:p>0.00006227</text:p>
          </table:table-cell>
          <table:table-cell office:value-type="float" office:value="0.000001296">
            <text:p>0.000001296</text:p>
          </table:table-cell>
          <table:table-cell office:value-type="float" office:value="0.000010093">
            <text:p>0.00001009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8489">
            <text:p>0.000048489</text:p>
          </table:table-cell>
          <table:table-cell office:value-type="float" office:value="0.00008152">
            <text:p>0.00008152</text:p>
          </table:table-cell>
          <table:table-cell office:value-type="float" office:value="0.000001887">
            <text:p>0.000001887</text:p>
          </table:table-cell>
          <table:table-cell office:value-type="float" office:value="0.000016361">
            <text:p>0.00001636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9223">
            <text:p>0.000049223</text:p>
          </table:table-cell>
          <table:table-cell office:value-type="float" office:value="0.000062943">
            <text:p>0.000062943</text:p>
          </table:table-cell>
          <table:table-cell office:value-type="float" office:value="0.000001325">
            <text:p>0.000001325</text:p>
          </table:table-cell>
          <table:table-cell office:value-type="float" office:value="0.000010107">
            <text:p>0.00001010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7974">
            <text:p>0.000047974</text:p>
          </table:table-cell>
          <table:table-cell office:value-type="float" office:value="0.0000611">
            <text:p>0.0000611</text:p>
          </table:table-cell>
          <table:table-cell office:value-type="float" office:value="0.000001065">
            <text:p>0.000001065</text:p>
          </table:table-cell>
          <table:table-cell office:value-type="float" office:value="0.000010064">
            <text:p>0.00001006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7182">
            <text:p>0.000037182</text:p>
          </table:table-cell>
          <table:table-cell office:value-type="float" office:value="0.000046979">
            <text:p>0.000046979</text:p>
          </table:table-cell>
          <table:table-cell office:value-type="float" office:value="0.000000472">
            <text:p>0.000000472</text:p>
          </table:table-cell>
          <table:table-cell office:value-type="float" office:value="0.000007562">
            <text:p>0.0000075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4739">
            <text:p>0.000034739</text:p>
          </table:table-cell>
          <table:table-cell office:value-type="float" office:value="0.000043918">
            <text:p>0.000043918</text:p>
          </table:table-cell>
          <table:table-cell office:value-type="float" office:value="0.000000445">
            <text:p>0.000000445</text:p>
          </table:table-cell>
          <table:table-cell office:value-type="float" office:value="0.000007095">
            <text:p>0.00000709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3247">
            <text:p>0.000033247</text:p>
          </table:table-cell>
          <table:table-cell office:value-type="float" office:value="0.000043872">
            <text:p>0.000043872</text:p>
          </table:table-cell>
          <table:table-cell office:value-type="float" office:value="0.000000438">
            <text:p>0.000000438</text:p>
          </table:table-cell>
          <table:table-cell office:value-type="float" office:value="0.000007078">
            <text:p>0.00000707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475">
            <text:p>0.00003475</text:p>
          </table:table-cell>
          <table:table-cell office:value-type="float" office:value="0.000043674">
            <text:p>0.000043674</text:p>
          </table:table-cell>
          <table:table-cell office:value-type="float" office:value="0.000000434">
            <text:p>0.000000434</text:p>
          </table:table-cell>
          <table:table-cell office:value-type="float" office:value="0.000007059">
            <text:p>0.00000705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5158">
            <text:p>0.000035158</text:p>
          </table:table-cell>
          <table:table-cell office:value-type="float" office:value="0.000043988">
            <text:p>0.000043988</text:p>
          </table:table-cell>
          <table:table-cell office:value-type="float" office:value="0.000000468">
            <text:p>0.000000468</text:p>
          </table:table-cell>
          <table:table-cell office:value-type="float" office:value="0.000007071">
            <text:p>0.00000707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68759">
            <text:p>0.000068759</text:p>
          </table:table-cell>
          <table:table-cell office:value-type="float" office:value="0.000087689">
            <text:p>0.000087689</text:p>
          </table:table-cell>
          <table:table-cell office:value-type="float" office:value="0.000000455">
            <text:p>0.000000455</text:p>
          </table:table-cell>
          <table:table-cell office:value-type="float" office:value="0.000013965">
            <text:p>0.00001396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90565">
            <text:p>0.000090565</text:p>
          </table:table-cell>
          <table:table-cell office:value-type="float" office:value="0.000106074">
            <text:p>0.000106074</text:p>
          </table:table-cell>
          <table:table-cell office:value-type="float" office:value="0.000000504">
            <text:p>0.000000504</text:p>
          </table:table-cell>
          <table:table-cell office:value-type="float" office:value="0.000022651">
            <text:p>0.0000226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63882">
            <text:p>0.000063882</text:p>
          </table:table-cell>
          <table:table-cell office:value-type="float" office:value="0.000086631">
            <text:p>0.000086631</text:p>
          </table:table-cell>
          <table:table-cell office:value-type="float" office:value="0.000000419">
            <text:p>0.000000419</text:p>
          </table:table-cell>
          <table:table-cell office:value-type="float" office:value="0.00001395">
            <text:p>0.0000139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04449">
            <text:p>0.000104449</text:p>
          </table:table-cell>
          <table:table-cell office:value-type="float" office:value="0.000089605">
            <text:p>0.000089605</text:p>
          </table:table-cell>
          <table:table-cell office:value-type="float" office:value="0.000000511">
            <text:p>0.000000511</text:p>
          </table:table-cell>
          <table:table-cell office:value-type="float" office:value="0.000014376">
            <text:p>0.00001437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70301">
            <text:p>0.000070301</text:p>
          </table:table-cell>
          <table:table-cell office:value-type="float" office:value="0.000090161">
            <text:p>0.000090161</text:p>
          </table:table-cell>
          <table:table-cell office:value-type="float" office:value="0.000000481">
            <text:p>0.000000481</text:p>
          </table:table-cell>
          <table:table-cell office:value-type="float" office:value="0.000014367">
            <text:p>0.00001436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1749">
            <text:p>0.00011749</text:p>
          </table:table-cell>
          <table:table-cell office:value-type="float" office:value="0.00017558">
            <text:p>0.00017558</text:p>
          </table:table-cell>
          <table:table-cell office:value-type="float" office:value="0.000000465">
            <text:p>0.000000465</text:p>
          </table:table-cell>
          <table:table-cell office:value-type="float" office:value="0.000027758">
            <text:p>0.00002775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22386">
            <text:p>0.000122386</text:p>
          </table:table-cell>
          <table:table-cell office:value-type="float" office:value="0.000181665">
            <text:p>0.000181665</text:p>
          </table:table-cell>
          <table:table-cell office:value-type="float" office:value="0.000000521">
            <text:p>0.000000521</text:p>
          </table:table-cell>
          <table:table-cell office:value-type="float" office:value="0.000027773">
            <text:p>0.00002777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21855">
            <text:p>0.000121855</text:p>
          </table:table-cell>
          <table:table-cell office:value-type="float" office:value="0.000176867">
            <text:p>0.000176867</text:p>
          </table:table-cell>
          <table:table-cell office:value-type="float" office:value="0.000000493">
            <text:p>0.000000493</text:p>
          </table:table-cell>
          <table:table-cell office:value-type="float" office:value="0.000027764">
            <text:p>0.0000277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17787">
            <text:p>0.000117787</text:p>
          </table:table-cell>
          <table:table-cell office:value-type="float" office:value="0.000175842">
            <text:p>0.000175842</text:p>
          </table:table-cell>
          <table:table-cell office:value-type="float" office:value="0.000000521">
            <text:p>0.000000521</text:p>
          </table:table-cell>
          <table:table-cell office:value-type="float" office:value="0.000027753">
            <text:p>0.00002775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17698">
            <text:p>0.000117698</text:p>
          </table:table-cell>
          <table:table-cell office:value-type="float" office:value="0.00017561">
            <text:p>0.00017561</text:p>
          </table:table-cell>
          <table:table-cell office:value-type="float" office:value="0.000000495">
            <text:p>0.000000495</text:p>
          </table:table-cell>
          <table:table-cell office:value-type="float" office:value="0.000027711">
            <text:p>0.00002771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34968">
            <text:p>0.000234968</text:p>
          </table:table-cell>
          <table:table-cell office:value-type="float" office:value="0.000352583">
            <text:p>0.000352583</text:p>
          </table:table-cell>
          <table:table-cell office:value-type="float" office:value="0.000000518">
            <text:p>0.000000518</text:p>
          </table:table-cell>
          <table:table-cell office:value-type="float" office:value="0.000055377">
            <text:p>0.00005537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34133">
            <text:p>0.000234133</text:p>
          </table:table-cell>
          <table:table-cell office:value-type="float" office:value="0.000352038">
            <text:p>0.000352038</text:p>
          </table:table-cell>
          <table:table-cell office:value-type="float" office:value="0.000000532">
            <text:p>0.000000532</text:p>
          </table:table-cell>
          <table:table-cell office:value-type="float" office:value="0.000055398">
            <text:p>0.00005539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51905">
            <text:p>0.000251905</text:p>
          </table:table-cell>
          <table:table-cell office:value-type="float" office:value="0.000374985">
            <text:p>0.000374985</text:p>
          </table:table-cell>
          <table:table-cell office:value-type="float" office:value="0.000000602">
            <text:p>0.000000602</text:p>
          </table:table-cell>
          <table:table-cell office:value-type="float" office:value="0.000058953">
            <text:p>0.0000589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34152">
            <text:p>0.000234152</text:p>
          </table:table-cell>
          <table:table-cell office:value-type="float" office:value="0.000351927">
            <text:p>0.000351927</text:p>
          </table:table-cell>
          <table:table-cell office:value-type="float" office:value="0.00000053">
            <text:p>0.00000053</text:p>
          </table:table-cell>
          <table:table-cell office:value-type="float" office:value="0.000055431">
            <text:p>0.00005543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36131">
            <text:p>0.000236131</text:p>
          </table:table-cell>
          <table:table-cell office:value-type="float" office:value="0.000352768">
            <text:p>0.000352768</text:p>
          </table:table-cell>
          <table:table-cell office:value-type="float" office:value="0.000000542">
            <text:p>0.000000542</text:p>
          </table:table-cell>
          <table:table-cell office:value-type="float" office:value="0.000055263">
            <text:p>0.00005526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21315">
            <text:p>0.000521315</text:p>
          </table:table-cell>
          <table:table-cell office:value-type="float" office:value="0.000746729">
            <text:p>0.000746729</text:p>
          </table:table-cell>
          <table:table-cell office:value-type="float" office:value="0.000000599">
            <text:p>0.000000599</text:p>
          </table:table-cell>
          <table:table-cell office:value-type="float" office:value="0.000111365">
            <text:p>0.00011136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19775">
            <text:p>0.000519775</text:p>
          </table:table-cell>
          <table:table-cell office:value-type="float" office:value="0.000748038">
            <text:p>0.000748038</text:p>
          </table:table-cell>
          <table:table-cell office:value-type="float" office:value="0.000000573">
            <text:p>0.000000573</text:p>
          </table:table-cell>
          <table:table-cell office:value-type="float" office:value="0.000111526">
            <text:p>0.00011152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22897">
            <text:p>0.000522897</text:p>
          </table:table-cell>
          <table:table-cell office:value-type="float" office:value="0.000746642">
            <text:p>0.000746642</text:p>
          </table:table-cell>
          <table:table-cell office:value-type="float" office:value="0.000000581">
            <text:p>0.000000581</text:p>
          </table:table-cell>
          <table:table-cell office:value-type="float" office:value="0.000111654">
            <text:p>0.00011165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19778">
            <text:p>0.000519778</text:p>
          </table:table-cell>
          <table:table-cell office:value-type="float" office:value="0.000750476">
            <text:p>0.000750476</text:p>
          </table:table-cell>
          <table:table-cell office:value-type="float" office:value="0.0000006">
            <text:p>0.0000006</text:p>
          </table:table-cell>
          <table:table-cell office:value-type="float" office:value="0.000111856">
            <text:p>0.0001118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27166">
            <text:p>0.000527166</text:p>
          </table:table-cell>
          <table:table-cell office:value-type="float" office:value="0.00074638">
            <text:p>0.00074638</text:p>
          </table:table-cell>
          <table:table-cell office:value-type="float" office:value="0.000000552">
            <text:p>0.000000552</text:p>
          </table:table-cell>
          <table:table-cell office:value-type="float" office:value="0.000111607">
            <text:p>0.00011160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65">
            <text:p>0.001065</text:p>
          </table:table-cell>
          <table:table-cell office:value-type="float" office:value="0.00150235">
            <text:p>0.00150235</text:p>
          </table:table-cell>
          <table:table-cell office:value-type="float" office:value="0.000000561">
            <text:p>0.000000561</text:p>
          </table:table-cell>
          <table:table-cell office:value-type="float" office:value="0.000235404">
            <text:p>0.00023540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7266">
            <text:p>0.00107266</text:p>
          </table:table-cell>
          <table:table-cell office:value-type="float" office:value="0.00150233">
            <text:p>0.00150233</text:p>
          </table:table-cell>
          <table:table-cell office:value-type="float" office:value="0.000000508">
            <text:p>0.000000508</text:p>
          </table:table-cell>
          <table:table-cell office:value-type="float" office:value="0.000232752">
            <text:p>0.00023275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6988">
            <text:p>0.00106988</text:p>
          </table:table-cell>
          <table:table-cell office:value-type="float" office:value="0.00150243">
            <text:p>0.00150243</text:p>
          </table:table-cell>
          <table:table-cell office:value-type="float" office:value="0.00000064">
            <text:p>0.00000064</text:p>
          </table:table-cell>
          <table:table-cell office:value-type="float" office:value="0.000229598">
            <text:p>0.00022959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6671">
            <text:p>0.00106671</text:p>
          </table:table-cell>
          <table:table-cell office:value-type="float" office:value="0.0015024">
            <text:p>0.0015024</text:p>
          </table:table-cell>
          <table:table-cell office:value-type="float" office:value="0.000000585">
            <text:p>0.000000585</text:p>
          </table:table-cell>
          <table:table-cell office:value-type="float" office:value="0.000228296">
            <text:p>0.00022829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6997">
            <text:p>0.00106997</text:p>
          </table:table-cell>
          <table:table-cell office:value-type="float" office:value="0.0015025">
            <text:p>0.0015025</text:p>
          </table:table-cell>
          <table:table-cell office:value-type="float" office:value="0.000000564">
            <text:p>0.000000564</text:p>
          </table:table-cell>
          <table:table-cell office:value-type="float" office:value="0.000227854">
            <text:p>0.00022785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90028">
            <text:p>0.00290028</text:p>
          </table:table-cell>
          <table:table-cell office:value-type="float" office:value="0.00431068">
            <text:p>0.00431068</text:p>
          </table:table-cell>
          <table:table-cell office:value-type="float" office:value="0.000000839">
            <text:p>0.000000839</text:p>
          </table:table-cell>
          <table:table-cell office:value-type="float" office:value="0.000493809">
            <text:p>0.00049380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84117">
            <text:p>0.00284117</text:p>
          </table:table-cell>
          <table:table-cell office:value-type="float" office:value="0.00432165">
            <text:p>0.00432165</text:p>
          </table:table-cell>
          <table:table-cell office:value-type="float" office:value="0.000001006">
            <text:p>0.000001006</text:p>
          </table:table-cell>
          <table:table-cell office:value-type="float" office:value="0.00066245">
            <text:p>0.0006624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86333">
            <text:p>0.00286333</text:p>
          </table:table-cell>
          <table:table-cell office:value-type="float" office:value="0.00432565">
            <text:p>0.00432565</text:p>
          </table:table-cell>
          <table:table-cell office:value-type="float" office:value="0.000000967">
            <text:p>0.000000967</text:p>
          </table:table-cell>
          <table:table-cell office:value-type="float" office:value="0.000497452">
            <text:p>0.00049745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90658">
            <text:p>0.00290658</text:p>
          </table:table-cell>
          <table:table-cell office:value-type="float" office:value="0.00433704">
            <text:p>0.00433704</text:p>
          </table:table-cell>
          <table:table-cell office:value-type="float" office:value="0.000000873">
            <text:p>0.000000873</text:p>
          </table:table-cell>
          <table:table-cell office:value-type="float" office:value="0.000496587">
            <text:p>0.00049658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86652">
            <text:p>0.00286652</text:p>
          </table:table-cell>
          <table:table-cell office:value-type="float" office:value="0.00429809">
            <text:p>0.00429809</text:p>
          </table:table-cell>
          <table:table-cell office:value-type="float" office:value="0.000000996">
            <text:p>0.000000996</text:p>
          </table:table-cell>
          <table:table-cell office:value-type="float" office:value="0.000503488">
            <text:p>0.00050348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89185">
            <text:p>0.00589185</text:p>
          </table:table-cell>
          <table:table-cell office:value-type="float" office:value="0.00892426">
            <text:p>0.00892426</text:p>
          </table:table-cell>
          <table:table-cell office:value-type="float" office:value="0.000001775">
            <text:p>0.000001775</text:p>
          </table:table-cell>
          <table:table-cell office:value-type="float" office:value="0.00149326">
            <text:p>0.0014932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4392">
            <text:p>0.00594392</text:p>
          </table:table-cell>
          <table:table-cell office:value-type="float" office:value="0.00886928">
            <text:p>0.00886928</text:p>
          </table:table-cell>
          <table:table-cell office:value-type="float" office:value="0.000001232">
            <text:p>0.000001232</text:p>
          </table:table-cell>
          <table:table-cell office:value-type="float" office:value="0.00148741">
            <text:p>0.0014874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5158">
            <text:p>0.00595158</text:p>
          </table:table-cell>
          <table:table-cell office:value-type="float" office:value="0.00888441">
            <text:p>0.00888441</text:p>
          </table:table-cell>
          <table:table-cell office:value-type="float" office:value="0.000001285">
            <text:p>0.000001285</text:p>
          </table:table-cell>
          <table:table-cell office:value-type="float" office:value="0.00146725">
            <text:p>0.0014672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1496">
            <text:p>0.00591496</text:p>
          </table:table-cell>
          <table:table-cell office:value-type="float" office:value="0.00887889">
            <text:p>0.00887889</text:p>
          </table:table-cell>
          <table:table-cell office:value-type="float" office:value="0.000001289">
            <text:p>0.000001289</text:p>
          </table:table-cell>
          <table:table-cell office:value-type="float" office:value="0.00150333">
            <text:p>0.0015033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1762">
            <text:p>0.00591762</text:p>
          </table:table-cell>
          <table:table-cell office:value-type="float" office:value="0.00888642">
            <text:p>0.00888642</text:p>
          </table:table-cell>
          <table:table-cell office:value-type="float" office:value="0.000001351">
            <text:p>0.000001351</text:p>
          </table:table-cell>
          <table:table-cell office:value-type="float" office:value="0.00154315">
            <text:p>0.0015431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8085">
            <text:p>0.0118085</text:p>
          </table:table-cell>
          <table:table-cell office:value-type="float" office:value="0.0175949">
            <text:p>0.0175949</text:p>
          </table:table-cell>
          <table:table-cell office:value-type="float" office:value="0.00000149">
            <text:p>0.00000149</text:p>
          </table:table-cell>
          <table:table-cell office:value-type="float" office:value="0.00756329">
            <text:p>0.0075632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8745">
            <text:p>0.0118745</text:p>
          </table:table-cell>
          <table:table-cell office:value-type="float" office:value="0.0175663">
            <text:p>0.0175663</text:p>
          </table:table-cell>
          <table:table-cell office:value-type="float" office:value="0.000001483">
            <text:p>0.000001483</text:p>
          </table:table-cell>
          <table:table-cell office:value-type="float" office:value="0.00826141">
            <text:p>0.0082614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8121">
            <text:p>0.0118121</text:p>
          </table:table-cell>
          <table:table-cell office:value-type="float" office:value="0.0175852">
            <text:p>0.0175852</text:p>
          </table:table-cell>
          <table:table-cell office:value-type="float" office:value="0.000001704">
            <text:p>0.000001704</text:p>
          </table:table-cell>
          <table:table-cell office:value-type="float" office:value="0.00781234">
            <text:p>0.0078123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8323">
            <text:p>0.0118323</text:p>
          </table:table-cell>
          <table:table-cell office:value-type="float" office:value="0.017575">
            <text:p>0.017575</text:p>
          </table:table-cell>
          <table:table-cell office:value-type="float" office:value="0.000001567">
            <text:p>0.000001567</text:p>
          </table:table-cell>
          <table:table-cell office:value-type="float" office:value="0.00822004">
            <text:p>0.0082200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9436">
            <text:p>0.0119436</text:p>
          </table:table-cell>
          <table:table-cell office:value-type="float" office:value="0.0179282">
            <text:p>0.0179282</text:p>
          </table:table-cell>
          <table:table-cell office:value-type="float" office:value="0.000001537">
            <text:p>0.000001537</text:p>
          </table:table-cell>
          <table:table-cell office:value-type="float" office:value="0.00769966">
            <text:p>0.0076996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3674">
            <text:p>0.023674</text:p>
          </table:table-cell>
          <table:table-cell office:value-type="float" office:value="0.0352345">
            <text:p>0.0352345</text:p>
          </table:table-cell>
          <table:table-cell office:value-type="float" office:value="0.000001429">
            <text:p>0.000001429</text:p>
          </table:table-cell>
          <table:table-cell office:value-type="float" office:value="0.0269365">
            <text:p>0.026936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37435">
            <text:p>0.0237435</text:p>
          </table:table-cell>
          <table:table-cell office:value-type="float" office:value="0.0353292">
            <text:p>0.0353292</text:p>
          </table:table-cell>
          <table:table-cell office:value-type="float" office:value="0.000001462">
            <text:p>0.000001462</text:p>
          </table:table-cell>
          <table:table-cell office:value-type="float" office:value="0.0294206">
            <text:p>0.029420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3653">
            <text:p>0.023653</text:p>
          </table:table-cell>
          <table:table-cell office:value-type="float" office:value="0.0355094">
            <text:p>0.0355094</text:p>
          </table:table-cell>
          <table:table-cell office:value-type="float" office:value="0.000001682">
            <text:p>0.000001682</text:p>
          </table:table-cell>
          <table:table-cell office:value-type="float" office:value="0.0268727">
            <text:p>0.026872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44017">
            <text:p>0.0244017</text:p>
          </table:table-cell>
          <table:table-cell office:value-type="float" office:value="0.0351498">
            <text:p>0.0351498</text:p>
          </table:table-cell>
          <table:table-cell office:value-type="float" office:value="0.000001422">
            <text:p>0.000001422</text:p>
          </table:table-cell>
          <table:table-cell office:value-type="float" office:value="0.0274039">
            <text:p>0.027403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38962">
            <text:p>0.0238962</text:p>
          </table:table-cell>
          <table:table-cell office:value-type="float" office:value="0.0353812">
            <text:p>0.0353812</text:p>
          </table:table-cell>
          <table:table-cell office:value-type="float" office:value="0.000001322">
            <text:p>0.000001322</text:p>
          </table:table-cell>
          <table:table-cell office:value-type="float" office:value="0.0283177">
            <text:p>0.028317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7672">
            <text:p>0.0487672</text:p>
          </table:table-cell>
          <table:table-cell office:value-type="float" office:value="0.0723684">
            <text:p>0.0723684</text:p>
          </table:table-cell>
          <table:table-cell office:value-type="float" office:value="0.000001422">
            <text:p>0.000001422</text:p>
          </table:table-cell>
          <table:table-cell office:value-type="float" office:value="0.0673542">
            <text:p>0.067354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91457">
            <text:p>0.0491457</text:p>
          </table:table-cell>
          <table:table-cell office:value-type="float" office:value="0.0720436">
            <text:p>0.0720436</text:p>
          </table:table-cell>
          <table:table-cell office:value-type="float" office:value="0.000001596">
            <text:p>0.000001596</text:p>
          </table:table-cell>
          <table:table-cell office:value-type="float" office:value="0.0673192">
            <text:p>0.067319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109">
            <text:p>0.048109</text:p>
          </table:table-cell>
          <table:table-cell office:value-type="float" office:value="0.0716506">
            <text:p>0.0716506</text:p>
          </table:table-cell>
          <table:table-cell office:value-type="float" office:value="0.00000155">
            <text:p>0.00000155</text:p>
          </table:table-cell>
          <table:table-cell office:value-type="float" office:value="0.067194">
            <text:p>0.06719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2827">
            <text:p>0.0482827</text:p>
          </table:table-cell>
          <table:table-cell office:value-type="float" office:value="0.0727413">
            <text:p>0.0727413</text:p>
          </table:table-cell>
          <table:table-cell office:value-type="float" office:value="0.00000163">
            <text:p>0.00000163</text:p>
          </table:table-cell>
          <table:table-cell office:value-type="float" office:value="0.0674337">
            <text:p>0.067433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5844">
            <text:p>0.0485844</text:p>
          </table:table-cell>
          <table:table-cell office:value-type="float" office:value="0.0719047">
            <text:p>0.0719047</text:p>
          </table:table-cell>
          <table:table-cell office:value-type="float" office:value="0.00000136">
            <text:p>0.00000136</text:p>
          </table:table-cell>
          <table:table-cell office:value-type="float" office:value="0.067559">
            <text:p>0.06755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76462">
            <text:p>0.0976462</text:p>
          </table:table-cell>
          <table:table-cell office:value-type="float" office:value="0.144505">
            <text:p>0.144505</text:p>
          </table:table-cell>
          <table:table-cell office:value-type="float" office:value="0.00000154">
            <text:p>0.00000154</text:p>
          </table:table-cell>
          <table:table-cell office:value-type="float" office:value="0.141038">
            <text:p>0.14103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67453">
            <text:p>0.0967453</text:p>
          </table:table-cell>
          <table:table-cell office:value-type="float" office:value="0.143091">
            <text:p>0.143091</text:p>
          </table:table-cell>
          <table:table-cell office:value-type="float" office:value="0.000001261">
            <text:p>0.000001261</text:p>
          </table:table-cell>
          <table:table-cell office:value-type="float" office:value="0.149015">
            <text:p>0.14901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65428">
            <text:p>0.0965428</text:p>
          </table:table-cell>
          <table:table-cell office:value-type="float" office:value="0.142924">
            <text:p>0.142924</text:p>
          </table:table-cell>
          <table:table-cell office:value-type="float" office:value="0.000001598">
            <text:p>0.000001598</text:p>
          </table:table-cell>
          <table:table-cell office:value-type="float" office:value="0.149805">
            <text:p>0.1498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111899">
            <text:p>0.111899</text:p>
          </table:table-cell>
          <table:table-cell office:value-type="float" office:value="0.146058">
            <text:p>0.146058</text:p>
          </table:table-cell>
          <table:table-cell office:value-type="float" office:value="0.000001424">
            <text:p>0.000001424</text:p>
          </table:table-cell>
          <table:table-cell office:value-type="float" office:value="0.145438">
            <text:p>0.14543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77152">
            <text:p>0.0977152</text:p>
          </table:table-cell>
          <table:table-cell office:value-type="float" office:value="0.144293">
            <text:p>0.144293</text:p>
          </table:table-cell>
          <table:table-cell office:value-type="float" office:value="0.000001428">
            <text:p>0.000001428</text:p>
          </table:table-cell>
          <table:table-cell office:value-type="float" office:value="0.149298">
            <text:p>0.149298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1496">
            <text:p>0.191496</text:p>
          </table:table-cell>
          <table:table-cell office:value-type="float" office:value="0.286039">
            <text:p>0.286039</text:p>
          </table:table-cell>
          <table:table-cell office:value-type="float" office:value="0.000001285">
            <text:p>0.000001285</text:p>
          </table:table-cell>
          <table:table-cell office:value-type="float" office:value="0.320522">
            <text:p>0.32052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1921">
            <text:p>0.191921</text:p>
          </table:table-cell>
          <table:table-cell office:value-type="float" office:value="0.285383">
            <text:p>0.285383</text:p>
          </table:table-cell>
          <table:table-cell office:value-type="float" office:value="0.000001666">
            <text:p>0.000001666</text:p>
          </table:table-cell>
          <table:table-cell office:value-type="float" office:value="0.321921">
            <text:p>0.321921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5222">
            <text:p>0.195222</text:p>
          </table:table-cell>
          <table:table-cell office:value-type="float" office:value="0.288242">
            <text:p>0.288242</text:p>
          </table:table-cell>
          <table:table-cell office:value-type="float" office:value="0.000001547">
            <text:p>0.000001547</text:p>
          </table:table-cell>
          <table:table-cell office:value-type="float" office:value="0.323145">
            <text:p>0.32314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2131">
            <text:p>0.192131</text:p>
          </table:table-cell>
          <table:table-cell office:value-type="float" office:value="0.2846">
            <text:p>0.2846</text:p>
          </table:table-cell>
          <table:table-cell office:value-type="float" office:value="0.000001639">
            <text:p>0.000001639</text:p>
          </table:table-cell>
          <table:table-cell office:value-type="float" office:value="0.320104">
            <text:p>0.320104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2786">
            <text:p>0.192786</text:p>
          </table:table-cell>
          <table:table-cell office:value-type="float" office:value="0.285293">
            <text:p>0.285293</text:p>
          </table:table-cell>
          <table:table-cell office:value-type="float" office:value="0.000001566">
            <text:p>0.000001566</text:p>
          </table:table-cell>
          <table:table-cell office:value-type="float" office:value="0.319966">
            <text:p>0.31996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93895">
            <text:p>0.393895</text:p>
          </table:table-cell>
          <table:table-cell office:value-type="float" office:value="0.570216">
            <text:p>0.570216</text:p>
          </table:table-cell>
          <table:table-cell office:value-type="float" office:value="0.000001678">
            <text:p>0.000001678</text:p>
          </table:table-cell>
          <table:table-cell office:value-type="float" office:value="0.693909">
            <text:p>0.69390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6989">
            <text:p>0.36989</text:p>
          </table:table-cell>
          <table:table-cell office:value-type="float" office:value="0.611318">
            <text:p>0.611318</text:p>
          </table:table-cell>
          <table:table-cell office:value-type="float" office:value="0.000001634">
            <text:p>0.000001634</text:p>
          </table:table-cell>
          <table:table-cell office:value-type="float" office:value="0.702308">
            <text:p>0.702308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95848">
            <text:p>0.395848</text:p>
          </table:table-cell>
          <table:table-cell office:value-type="float" office:value="0.57541">
            <text:p>0.57541</text:p>
          </table:table-cell>
          <table:table-cell office:value-type="float" office:value="0.000001645">
            <text:p>0.000001645</text:p>
          </table:table-cell>
          <table:table-cell office:value-type="float" office:value="0.682899">
            <text:p>0.68289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47002">
            <text:p>0.347002</text:p>
          </table:table-cell>
          <table:table-cell office:value-type="float" office:value="0.572442">
            <text:p>0.572442</text:p>
          </table:table-cell>
          <table:table-cell office:value-type="float" office:value="0.000001607">
            <text:p>0.000001607</text:p>
          </table:table-cell>
          <table:table-cell office:value-type="float" office:value="0.693739">
            <text:p>0.69373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86839">
            <text:p>0.386839</text:p>
          </table:table-cell>
          <table:table-cell office:value-type="float" office:value="0.5726">
            <text:p>0.5726</text:p>
          </table:table-cell>
          <table:table-cell office:value-type="float" office:value="0.000001681">
            <text:p>0.000001681</text:p>
          </table:table-cell>
          <table:table-cell office:value-type="float" office:value="0.665155">
            <text:p>0.665155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640952">
            <text:p>0.640952</text:p>
          </table:table-cell>
          <table:table-cell office:value-type="float" office:value="1.08164">
            <text:p>1.08164</text:p>
          </table:table-cell>
          <table:table-cell office:value-type="float" office:value="0.000001611">
            <text:p>0.000001611</text:p>
          </table:table-cell>
          <table:table-cell office:value-type="float" office:value="1.61327">
            <text:p>1.61327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715825">
            <text:p>0.715825</text:p>
          </table:table-cell>
          <table:table-cell office:value-type="float" office:value="1.08307">
            <text:p>1.08307</text:p>
          </table:table-cell>
          <table:table-cell office:value-type="float" office:value="0.000001635">
            <text:p>0.000001635</text:p>
          </table:table-cell>
          <table:table-cell office:value-type="float" office:value="1.56834">
            <text:p>1.5683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637962">
            <text:p>0.637962</text:p>
          </table:table-cell>
          <table:table-cell office:value-type="float" office:value="1.08029">
            <text:p>1.08029</text:p>
          </table:table-cell>
          <table:table-cell office:value-type="float" office:value="0.000001625">
            <text:p>0.000001625</text:p>
          </table:table-cell>
          <table:table-cell office:value-type="float" office:value="1.59418">
            <text:p>1.59418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713798">
            <text:p>0.713798</text:p>
          </table:table-cell>
          <table:table-cell office:value-type="float" office:value="1.08632">
            <text:p>1.08632</text:p>
          </table:table-cell>
          <table:table-cell office:value-type="float" office:value="0.000001466">
            <text:p>0.000001466</text:p>
          </table:table-cell>
          <table:table-cell office:value-type="float" office:value="1.57452">
            <text:p>1.5745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639149">
            <text:p>0.639149</text:p>
          </table:table-cell>
          <table:table-cell office:value-type="float" office:value="1.08117">
            <text:p>1.08117</text:p>
          </table:table-cell>
          <table:table-cell office:value-type="float" office:value="0.000001642">
            <text:p>0.000001642</text:p>
          </table:table-cell>
          <table:table-cell office:value-type="float" office:value="1.60469">
            <text:p>1.60469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42196">
            <text:p>1.42196</text:p>
          </table:table-cell>
          <table:table-cell office:value-type="float" office:value="2.16077">
            <text:p>2.16077</text:p>
          </table:table-cell>
          <table:table-cell office:value-type="float" office:value="0.000001534">
            <text:p>0.000001534</text:p>
          </table:table-cell>
          <table:table-cell office:value-type="float" office:value="3.43353">
            <text:p>3.43353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42521">
            <text:p>1.42521</text:p>
          </table:table-cell>
          <table:table-cell office:value-type="float" office:value="2.17345">
            <text:p>2.17345</text:p>
          </table:table-cell>
          <table:table-cell office:value-type="float" office:value="0.00000132">
            <text:p>0.00000132</text:p>
          </table:table-cell>
          <table:table-cell office:value-type="float" office:value="3.40381">
            <text:p>3.40381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42703">
            <text:p>1.42703</text:p>
          </table:table-cell>
          <table:table-cell office:value-type="float" office:value="2.174">
            <text:p>2.174</text:p>
          </table:table-cell>
          <table:table-cell office:value-type="float" office:value="0.000001556">
            <text:p>0.000001556</text:p>
          </table:table-cell>
          <table:table-cell office:value-type="float" office:value="3.4958">
            <text:p>3.4958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42326">
            <text:p>1.42326</text:p>
          </table:table-cell>
          <table:table-cell office:value-type="float" office:value="2.17319">
            <text:p>2.17319</text:p>
          </table:table-cell>
          <table:table-cell office:value-type="float" office:value="0.000001493">
            <text:p>0.000001493</text:p>
          </table:table-cell>
          <table:table-cell office:value-type="float" office:value="3.42642">
            <text:p>3.4264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27563">
            <text:p>1.27563</text:p>
          </table:table-cell>
          <table:table-cell office:value-type="float" office:value="2.17714">
            <text:p>2.17714</text:p>
          </table:table-cell>
          <table:table-cell office:value-type="float" office:value="0.000001333">
            <text:p>0.000001333</text:p>
          </table:table-cell>
          <table:table-cell office:value-type="float" office:value="3.40572">
            <text:p>3.40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7:00:13</dc:date>
    <dc:creator>lightmind </dc:creator>
    <meta:document-statistic meta:table-count="1" meta:cell-count="480" meta:object-count="0"/>
    <meta:generator>LibreOffice/4.0.2.2$Linux_x86 LibreOffice_project/400m0$Build-2</meta:generator>
  </office:meta>
</office:document-meta>
</file>